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Configurations2/floate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application/rdf+xml" manifest:full-path="manifest.rdf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onnées" table:style-name="ta1">
        <table:table-column table:style-name="co1" table:default-cell-style-name="Default"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office:value-type="string" table:style-name="Header">
            <text:p>Cultures développées 1</text:p>
          </table:table-cell>
          <table:table-cell office:value-type="string" table:style-name="Header">
            <text:p>Cultures développées 2</text:p>
          </table:table-cell>
          <table:table-cell office:value-type="string" table:style-name="Header">
            <text:p>Cultures développées 3</text:p>
          </table:table-cell>
          <table:table-cell office:value-type="string" table:style-name="Header">
            <text:p>Cultures développées 4</text:p>
          </table:table-cell>
          <table:table-cell office:value-type="string" table:style-name="Header">
            <text:p>Cultures développées 5</text:p>
          </table:table-cell>
          <table:table-cell office:value-type="string" table:style-name="Header">
            <text:p>Production séche (volume)</text:p>
          </table:table-cell>
          <table:table-cell office:value-type="string" table:style-name="Header">
            <text:p>Superficie concernée</text:p>
          </table:table-cell>
          <table:table-cell office:value-type="string" table:style-name="Header">
            <text:p>Rendement matière sèche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table:style-name="Body"/>
          <table:table-cell table:style-name="Body"/>
          <table:table-cell table:style-name="Body"/>
          <table:table-cell table:style-name="Body"/>
          <table:table-cell office:value-type="float" office:value="731176216" table:style-name="Body">
            <text:p>731 176 216</text:p>
          </table:table-cell>
          <table:table-cell office:value-type="float" office:value="14522020" table:style-name="Body">
            <text:p>14 522 020</text:p>
          </table:table-cell>
          <table:table-cell table:style-name="Body"/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Fourrages annuels</text:p>
          </table:table-cell>
          <table:table-cell table:style-name="Body"/>
          <table:table-cell table:style-name="Body"/>
          <table:table-cell table:style-name="Body"/>
          <table:table-cell office:value-type="float" office:value="177187820" table:style-name="Body">
            <text:p>177 187 820</text:p>
          </table:table-cell>
          <table:table-cell office:value-type="float" office:value="1721001" table:style-name="Body">
            <text:p>1 721 001</text:p>
          </table:table-cell>
          <table:table-cell table:style-name="Body"/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Fourrages annuels</text:p>
          </table:table-cell>
          <table:table-cell office:value-type="string" table:style-name="Body">
            <text:p>Maïs fourrage et ensilage (plante entière)</text:p>
          </table:table-cell>
          <table:table-cell table:style-name="Body"/>
          <table:table-cell table:style-name="Body"/>
          <table:table-cell office:value-type="float" office:value="165274686" table:style-name="Body">
            <text:p>165 274 686</text:p>
          </table:table-cell>
          <table:table-cell office:value-type="float" office:value="1418885" table:style-name="Body">
            <text:p>1 418 885</text:p>
          </table:table-cell>
          <table:table-cell office:value-type="float" office:value="116.5" table:style-name="Body">
            <text:p>116,5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Fourrages annuels</text:p>
          </table:table-cell>
          <table:table-cell office:value-type="string" table:style-name="Body">
            <text:p>Maïs fourrage et ensilage (plante entière)</text:p>
          </table:table-cell>
          <table:table-cell office:value-type="string" table:style-name="Body">
            <text:p>Maïs fourrage et ensilage (plante entière) irrigué</text:p>
          </table:table-cell>
          <table:table-cell table:style-name="Body"/>
          <table:table-cell office:value-type="float" office:value="11811365" table:style-name="Body">
            <text:p>11 811 365</text:p>
          </table:table-cell>
          <table:table-cell office:value-type="float" office:value="91665" table:style-name="Body">
            <text:p>91 665</text:p>
          </table:table-cell>
          <table:table-cell office:value-type="float" office:value="128.9" table:style-name="Body">
            <text:p>128,9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Fourrages annuels</text:p>
          </table:table-cell>
          <table:table-cell office:value-type="string" table:style-name="Body">
            <text:p>Maïs fourrage et ensilage (plante entière)</text:p>
          </table:table-cell>
          <table:table-cell office:value-type="string" table:style-name="Body">
            <text:p>Maïs fourrage et ensilage (plante entière) non irrigué</text:p>
          </table:table-cell>
          <table:table-cell table:style-name="Body"/>
          <table:table-cell office:value-type="float" office:value="153463321" table:style-name="Body">
            <text:p>153 463 321</text:p>
          </table:table-cell>
          <table:table-cell office:value-type="float" office:value="1327220" table:style-name="Body">
            <text:p>1 327 220</text:p>
          </table:table-cell>
          <table:table-cell office:value-type="float" office:value="115.6" table:style-name="Body">
            <text:p>115,6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Fourrages annuels</text:p>
          </table:table-cell>
          <table:table-cell office:value-type="string" table:style-name="Body">
            <text:p>Autres fourrages annuels, n.c.a.</text:p>
          </table:table-cell>
          <table:table-cell table:style-name="Body"/>
          <table:table-cell table:style-name="Body"/>
          <table:table-cell office:value-type="float" office:value="11913134" table:style-name="Body">
            <text:p>11 913 134</text:p>
          </table:table-cell>
          <table:table-cell office:value-type="float" office:value="302116" table:style-name="Body">
            <text:p>302 116</text:p>
          </table:table-cell>
          <table:table-cell table:style-name="Body"/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Prairies non permanentes et STH</text:p>
          </table:table-cell>
          <table:table-cell table:style-name="Body"/>
          <table:table-cell table:style-name="Body"/>
          <table:table-cell table:style-name="Body"/>
          <table:table-cell office:value-type="float" office:value="553988396" table:style-name="Body">
            <text:p>553 988 396</text:p>
          </table:table-cell>
          <table:table-cell office:value-type="float" office:value="12801019" table:style-name="Body">
            <text:p>12 801 019</text:p>
          </table:table-cell>
          <table:table-cell office:value-type="float" office:value="43.3" table:style-name="Body">
            <text:p>43,3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Prairies non permanentes et STH</text:p>
          </table:table-cell>
          <table:table-cell office:value-type="string" table:style-name="Body">
            <text:p>Prairies non permanentes</text:p>
          </table:table-cell>
          <table:table-cell table:style-name="Body"/>
          <table:table-cell table:style-name="Body"/>
          <table:table-cell office:value-type="float" office:value="201077170" table:style-name="Body">
            <text:p>201 077 170</text:p>
          </table:table-cell>
          <table:table-cell office:value-type="float" office:value="3159601" table:style-name="Body">
            <text:p>3 159 601</text:p>
          </table:table-cell>
          <table:table-cell office:value-type="float" office:value="63.6" table:style-name="Body">
            <text:p>63,6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Prairies non permanentes et STH</text:p>
          </table:table-cell>
          <table:table-cell office:value-type="string" table:style-name="Body">
            <text:p>Prairies non permanentes</text:p>
          </table:table-cell>
          <table:table-cell office:value-type="string" table:style-name="Body">
            <text:p>Prairie artificielle (luzerne, trèfle violet, ...)</text:p>
          </table:table-cell>
          <table:table-cell table:style-name="Body"/>
          <table:table-cell office:value-type="float" office:value="35751547" table:style-name="Body">
            <text:p>35 751 547</text:p>
          </table:table-cell>
          <table:table-cell office:value-type="float" office:value="508833" table:style-name="Body">
            <text:p>508 833</text:p>
          </table:table-cell>
          <table:table-cell office:value-type="float" office:value="70.3" table:style-name="Body">
            <text:p>70,3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Prairies non permanentes et STH</text:p>
          </table:table-cell>
          <table:table-cell office:value-type="string" table:style-name="Body">
            <text:p>Prairies non permanentes</text:p>
          </table:table-cell>
          <table:table-cell office:value-type="string" table:style-name="Body">
            <text:p>Prairie artificielle (luzerne, trèfle violet, ...)</text:p>
          </table:table-cell>
          <table:table-cell office:value-type="string" table:style-name="Body">
            <text:p>Luzerne pour déshydratation</text:p>
          </table:table-cell>
          <table:table-cell office:value-type="float" office:value="6177379" table:style-name="Body">
            <text:p>6 177 379</text:p>
          </table:table-cell>
          <table:table-cell office:value-type="float" office:value="69622" table:style-name="Body">
            <text:p>69 622</text:p>
          </table:table-cell>
          <table:table-cell office:value-type="float" office:value="88.7" table:style-name="Body">
            <text:p>88,7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Prairies non permanentes et STH</text:p>
          </table:table-cell>
          <table:table-cell office:value-type="string" table:style-name="Body">
            <text:p>Prairies non permanentes</text:p>
          </table:table-cell>
          <table:table-cell office:value-type="string" table:style-name="Body">
            <text:p>Prairie artificielle (luzerne, trèfle violet, ...)</text:p>
          </table:table-cell>
          <table:table-cell office:value-type="string" table:style-name="Body">
            <text:p>Autres prairies artificielles</text:p>
          </table:table-cell>
          <table:table-cell office:value-type="float" office:value="29574168" table:style-name="Body">
            <text:p>29 574 168</text:p>
          </table:table-cell>
          <table:table-cell office:value-type="float" office:value="439211" table:style-name="Body">
            <text:p>439 211</text:p>
          </table:table-cell>
          <table:table-cell office:value-type="float" office:value="67.3" table:style-name="Body">
            <text:p>67,3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Prairies non permanentes et STH</text:p>
          </table:table-cell>
          <table:table-cell office:value-type="string" table:style-name="Body">
            <text:p>Prairies non permanentes</text:p>
          </table:table-cell>
          <table:table-cell office:value-type="string" table:style-name="Body">
            <text:p>Prairies temporaires</text:p>
          </table:table-cell>
          <table:table-cell table:style-name="Body"/>
          <table:table-cell office:value-type="float" office:value="165325623" table:style-name="Body">
            <text:p>165 325 623</text:p>
          </table:table-cell>
          <table:table-cell office:value-type="float" office:value="2650768" table:style-name="Body">
            <text:p>2 650 768</text:p>
          </table:table-cell>
          <table:table-cell office:value-type="float" office:value="62.4" table:style-name="Body">
            <text:p>62,4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Prairies non permanentes et STH</text:p>
          </table:table-cell>
          <table:table-cell office:value-type="string" table:style-name="Body">
            <text:p>Superficie toujours en herbe (STH)</text:p>
          </table:table-cell>
          <table:table-cell table:style-name="Body"/>
          <table:table-cell table:style-name="Body"/>
          <table:table-cell office:value-type="float" office:value="352911226" table:style-name="Body">
            <text:p>352 911 226</text:p>
          </table:table-cell>
          <table:table-cell office:value-type="float" office:value="9641418" table:style-name="Body">
            <text:p>9 641 418</text:p>
          </table:table-cell>
          <table:table-cell office:value-type="float" office:value="36.6" table:style-name="Body">
            <text:p>36,6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Prairies non permanentes et STH</text:p>
          </table:table-cell>
          <table:table-cell office:value-type="string" table:style-name="Body">
            <text:p>Superficie toujours en herbe (STH)</text:p>
          </table:table-cell>
          <table:table-cell office:value-type="string" table:style-name="Body">
            <text:p>Prairies naturelles ou semées depuis plus de 6 ans</text:p>
          </table:table-cell>
          <table:table-cell table:style-name="Body"/>
          <table:table-cell office:value-type="float" office:value="318450669" table:style-name="Body">
            <text:p>318 450 669</text:p>
          </table:table-cell>
          <table:table-cell office:value-type="float" office:value="7196515" table:style-name="Body">
            <text:p>7 196 515</text:p>
          </table:table-cell>
          <table:table-cell office:value-type="float" office:value="44.3" table:style-name="Body">
            <text:p>44,3</text:p>
          </table:table-cell>
        </table:table-row>
        <table:table-row>
          <table:table-cell office:value-type="string" table:style-name="Body">
            <text:p>Fourrages annuels, prairies non permanentes et STH</text:p>
          </table:table-cell>
          <table:table-cell office:value-type="string" table:style-name="Body">
            <text:p>Prairies non permanentes et STH</text:p>
          </table:table-cell>
          <table:table-cell office:value-type="string" table:style-name="Body">
            <text:p>Superficie toujours en herbe (STH)</text:p>
          </table:table-cell>
          <table:table-cell office:value-type="string" table:style-name="Body">
            <text:p>STH (Superficies toujours en herbe) peu productives (pâturages pauvres)</text:p>
          </table:table-cell>
          <table:table-cell table:style-name="Body"/>
          <table:table-cell office:value-type="float" office:value="34460557" table:style-name="Body">
            <text:p>34 460 557</text:p>
          </table:table-cell>
          <table:table-cell office:value-type="float" office:value="2444903" table:style-name="Body">
            <text:p>2 444 903</text:p>
          </table:table-cell>
          <table:table-cell office:value-type="float" office:value="14.1" table:style-name="Body">
            <text:p>14,1</text:p>
          </table:table-cell>
        </table:table-row>
      </table:table>
      <table:table table:name="Propriétés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ate et heure d'export : 2022-05-04 10:41:57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mension</text:p>
          </table:table-cell>
          <table:table-cell office:value-type="string">
            <text:p>Niveau</text:p>
          </table:table-cell>
          <table:table-cell office:value-type="string">
            <text:p>Filt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nnée de référence</text:p>
          </table:table-cell>
          <table:table-cell office:value-type="string">
            <text:p>Année de référence</text:p>
          </table:table-cell>
          <table:table-cell office:value-type="string">
            <text:p>202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éographie</text:p>
          </table:table-cell>
          <table:table-cell office:value-type="string">
            <text:p>France entière</text:p>
          </table:table-cell>
          <table:table-cell office:value-type="string">
            <text:p>FR - France entièr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otes</text:p>
          </table:table-cell>
          <table:table-cell office:value-type="string">
            <text:p>- Les données de la SAA n-1 (2020) sont définitives (arrêtées mi octobre de l'année n). Les données provisoires 2021 seront publiées en avril n+1.</text:p>
          </table:table-cell>
          <table:table-cell/>
          <table:table-cell office:value-type="string">
            <text:p>- La production est évaluée en quintal, la superficie développée en hectare et donc le rendement en quintal à l'hectare.</text:p>
          </table:table-cell>
          <table:table-cell/>
          <table:table-cell office:value-type="string">
            <text:p>- La géographie d'un territoire correspond à celle du code officiel géographique 2010, date du dernier recensement agricole. </text:p>
          </table:table-cell>
          <table:table-cell/>
          <table:table-cell office:value-type="string">
            <text:p>- La SAA est une opération de synthèse à partir de sources multiples. Sur quelques produits, certains chiffres départementaux ou régionaux sont à utiliser avec précaution.</text:p>
          </table:table-cell>
          <table:table-cell/>
          <table:table-cell office:value-type="string">
            <text:p>- Les recommandations d’utilisation de ces chiffres sont disponibles : https://agreste.agriculture.gouv.fr/agreste-web/download/methode/S-SAA/SAA_2019_Indicateurs_statut_des_produits.pdf</text:p>
          </table:table-cell>
          <table:table-cell/>
          <table:table-cell office:value-type="string">
            <text:p>- De 2000 à 2006, seules les données de surface sont disponibles pour les DOM, hors Mayotte.<text:s text:c="2"/>Attention, sur cette période, la production du total France entière ne comprend pas les DOM. Les données pour Mayotte ne sont disponibles qu'à partir de 2016.</text:p>
          </table:table-cell>
          <table:table-cell/>
        </table:table-row>
        <table:table-row>
          <table:table-cell office:value-type="string">
            <text:p>Source</text:p>
          </table:table-cell>
          <table:table-cell office:value-type="string">
            <text:p>Agreste - Statistique agricole annuelle (SAA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number-rows-repeated="2">
          <table:table-cell/>
          <table:table-cell table:number-columns-repeated="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number-rows-repeated="2">
          <table:table-cell table:number-columns-repeated="13"/>
        </table:table-row>
        <table:table-row>
          <table:table-cell office:value-type="string">
            <text:p>Export réalisé par l'application Disar</text:p>
          </table:table-cell>
          <table:table-cell table:number-columns-repeated="12"/>
        </table:table-row>
        <table:table-row>
          <table:table-cell office:value-type="string">
            <text:p>Ministère en charge de l'Agriculture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er" style:family="table-cell" style:parent-style-name="Default">
      <style:table-cell-properties fo:background-color="#b2b2b2" fo:border="0.06pt solid #000000" loext:vertical-justify="auto"/>
      <style:paragraph-properties css3t:text-justify="auto"/>
      <style:text-properties style:font-name="Arial" fo:font-family="Arial" style:font-style-name="Gras" style:font-family-generic="swiss" style:font-pitch="variable" fo:font-size="11pt" fo:font-weight="bold"/>
    </style:style>
    <style:style style:name="Body" style:family="table-cell" style:parent-style-name="Default">
      <style:table-cell-properties fo:border="0.06pt solid #000000"/>
      <style:text-properties style:font-name="Arial1" fo:font-family="Arial" style:font-style-name="Normal" style:font-family-generic="swiss" style:font-pitch="variable" fo:font-size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0:53:58.2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Boyer</meta:initial-creator>
    <meta:creation-date>2017-01-18T16:12:23.881000000</meta:creation-date>
    <dc:date>2017-01-19T10:54:16.696000000</dc:date>
    <dc:creator>Romain Boyer</dc:creator>
    <meta:editing-duration>PT2M23S</meta:editing-duration>
    <meta:editing-cycles>4</meta:editing-cycles>
    <meta:generator>jOpenDocument/1.3</meta:generator>
  </office:meta>
</office:document-meta>
</file>